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ust_1_1_disc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ust_leg</text:p>
          </table:table-cell>
          <table:table-cell office:value-type="string" calcext:value-type="string">
            <text:p>clust_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415" calcext:value-type="float">
            <text:p>1.4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645" calcext:value-type="float">
            <text:p>4.56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1.45" calcext:value-type="float">
            <text:p>1.4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15" calcext:value-type="float">
            <text:p>0.00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44" calcext:value-type="float">
            <text:p>4.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6" calcext:value-type="float">
            <text:p>0.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76" calcext:value-type="float">
            <text:p>1.7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375" calcext:value-type="float">
            <text:p>1.37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.305" calcext:value-type="float">
            <text:p>4.30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6005" calcext:value-type="float">
            <text:p>0.06005</text:p>
          </table:table-cell>
          <table:table-cell office:value-type="float" office:value="0.13" calcext:value-type="float">
            <text:p>0.13</text:p>
          </table:table-cell>
          <table:table-cell office:value-type="float" office:value="0.03935" calcext:value-type="float">
            <text:p>0.039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6" calcext:value-type="float">
            <text:p>0.0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92" calcext:value-type="float">
            <text:p>0.92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025" calcext:value-type="float">
            <text:p>4.0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085" calcext:value-type="float">
            <text:p>0.0908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0.049" calcext:value-type="float">
            <text:p>0.049</text:p>
          </table:table-cell>
          <table:table-cell office:value-type="float" office:value="1.15" calcext:value-type="float">
            <text:p>1.15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office:value-type="float" office:value="0.11" calcext:value-type="float">
            <text:p>0.1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2" calcext:value-type="float">
            <text:p>0.12</text:p>
          </table:table-cell>
        </table:table-row>
      </table:table>
      <table:named-expressions/>
      <table:database-ranges>
        <table:database-range table:name="__Anonymous_Sheet_DB__0" table:target-range-address="clust_1_1_disc.A1:clust_1_1_disc.AMJ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9T14:50:05.152561541</dc:date>
    <meta:editing-duration>PT5M18S</meta:editing-duration>
    <meta:editing-cycles>2</meta:editing-cycles>
    <meta:generator>LibreOffice/7.2.7.2$Linux_X86_64 LibreOffice_project/20$Build-2</meta:generator>
    <meta:document-statistic meta:table-count="1" meta:cell-count="204" meta:object-count="0"/>
  </office:meta>
</office:document-meta>
</file>